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delta:removed-content delta:removal-change-idref="ct1">
      <style:style style:name="P2" style:family="paragraph" style:parent-style-name="Standard" style:list-style-name="L2"/>
    </delta:removed-content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0661634" text:style-name="L1" delta:insertion-change-idref="ct1" delta:insertion-type="insert-around-content">
        <delta:remove-leaving-content-start delta:removal-change-idref="ct1" delta:end-element-idref="end1">
          <text:list ac:change001="ct1,remove,xml:id,list280661634" text:style-name="L1"/>
        </delta:remove-leaving-content-start>
        <text:list-item delta:insertion-change-idref="ct1" delta:insertion-type="insert-around-content">
          <delta:remove-leaving-content-start delta:removal-change-idref="ct1" delta:end-element-idref="end3">
            <text:list-item/>
          </delta:remove-leaving-content-start>
          <text:p text:style-name="P1" delta:insertion-change-idref="ct1" delta:insertion-type="insert-around-content"><delta:remove-leaving-content-start delta:removal-change-idref="ct1" delta:end-element-idref="end5"><text:p text:style-name="P1"/></delta:remove-leaving-content-start>Some [<delta:removed-content delta:removal-change-idref="ct1">list item</delta:removed-content><delta:remove-leaving-content-end delta:end-element-id="end5"/><delta:remove-leaving-content-end delta:end-element-id="end3"/><delta:remove-leaving-content-end delta:end-element-id="end1"/><delta:remove-leaving-content-start delta:removal-change-idref="ct1" delta:end-element-idref="end2"><text:list ac:change002="ct1,remove,xml:id,list2176733592" text:style-name="L2"/></delta:remove-leaving-content-start><delta:remove-leaving-content-start delta:removal-change-idref="ct1" delta:end-element-idref="end4"><text:list-item/></delta:remove-leaving-content-start><delta:remove-leaving-content-start delta:removal-change-idref="ct1" delta:end-element-idref="end6"><text:p text:style-name="P2"/></delta:remove-leaving-content-start><delta:removed-content delta:removal-change-idref="ct1">Another</delta:removed-content>] paragraph in a list<delta:remove-leaving-content-end delta:end-element-id="end6"/></text:p>
          <delta:remove-leaving-content-end delta:end-element-id="end4"/>
        </text:list-item>
        <delta:remove-leaving-content-end delta:end-element-id="end2"/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07-16T11:27:39</meta:creation-date>
    <meta:document-statistic meta:table-count="0" meta:image-count="0" meta:object-count="0" meta:page-count="1" meta:paragraph-count="2" meta:word-count="10" meta:character-count="47"/>
    <dc:date>2010-07-16T11:41:41</dc:date>
    <dc:creator>Tristan Mitchell</dc:creator>
    <meta:editing-duration>PT00H14M06S</meta:editing-duration>
    <meta:editing-cycles>1</meta:editing-cycles>
    <meta:generator>OpenOffice.org/3.2$Unix OpenOffice.org_project/320m18$Build-9502</meta:generator>
  </office:meta>
</office:document-meta>
</file>